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8f63" officeooo:paragraph-rsid="00018f63"/>
    </style:style>
    <style:style style:name="P2" style:family="paragraph" style:parent-style-name="Title">
      <style:text-properties officeooo:rsid="00018f63" officeooo:paragraph-rsid="00018f63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Subtitle">
      <style:text-properties officeooo:rsid="00018f63" officeooo:paragraph-rsid="00018f63"/>
    </style:style>
    <style:style style:name="P5" style:family="paragraph" style:parent-style-name="Subtitle">
      <style:text-properties officeooo:rsid="0007e929" officeooo:paragraph-rsid="0007e929"/>
    </style:style>
    <style:style style:name="P6" style:family="paragraph" style:parent-style-name="Heading_20_2">
      <style:text-properties officeooo:rsid="0009756f" officeooo:paragraph-rsid="0009756f"/>
    </style:style>
    <style:style style:name="P7" style:family="paragraph" style:parent-style-name="Heading_20_1">
      <style:paragraph-properties fo:break-before="page"/>
      <style:text-properties officeooo:rsid="00037744" officeooo:paragraph-rsid="00037744"/>
    </style:style>
    <style:style style:name="P8" style:family="paragraph" style:parent-style-name="Heading_20_1">
      <style:paragraph-properties fo:break-before="page"/>
      <style:text-properties officeooo:rsid="000543b3" officeooo:paragraph-rsid="000543b3"/>
    </style:style>
    <style:style style:name="P9" style:family="paragraph" style:parent-style-name="Contents_20_Heading">
      <style:paragraph-properties fo:break-before="page"/>
    </style:style>
    <style:style style:name="T1" style:family="text">
      <style:text-properties officeooo:rsid="000543b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ntwerpdocument RobotarmSimulatie</text:p>
      <text:p text:style-name="P5">WoR World</text:p>
      <text:p text:style-name="P4">Dibran Dokter &amp; Hendrik Nusselder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Inhoudsopgave</text:p>
          </text:index-title>
          <text:p text:style-name="P3"><text:a xlink:type="simple" xlink:href="#__RefHeading___Toc106_2783948484" text:style-name="Index_20_Link" text:visited-style-name="Index_20_Link">1. Inleiding<text:tab/>3</text:a></text:p>
          <text:p text:style-name="P3"><text:a xlink:type="simple" xlink:href="#__RefHeading___Toc108_2783948484" text:style-name="Index_20_Link" text:visited-style-name="Index_20_Link">2. Designkeuzes<text:tab/>4</text:a></text:p>
          <text:p text:style-name="P3"><text:a xlink:type="simple" xlink:href="#__RefHeading___Toc110_2783948484" text:style-name="Index_20_Link" text:visited-style-name="Index_20_Link">3. Ontwerpen<text:tab/>5</text:a></text:p>
        </text:index-body>
      </text:table-of-content>
      <text:p text:style-name="P1"/>
      <text:h text:style-name="P7" text:outline-level="1"><text:bookmark-start text:name="__RefHeading___Toc106_2783948484"/>1. Inleiding<text:bookmark-end text:name="__RefHeading___Toc106_2783948484"/></text:h>
      <text:h text:style-name="P8" text:outline-level="1"><text:bookmark-start text:name="__RefHeading___Toc108_2783948484"/>2. Designkeuzes<text:bookmark-end text:name="__RefHeading___Toc108_2783948484"/></text:h>
      <text:h text:style-name="P7" text:outline-level="1"><text:bookmark-start text:name="__RefHeading___Toc110_2783948484"/><text:span text:style-name="T1">3. Ontwerpen</text:span><text:bookmark-end text:name="__RefHeading___Toc110_2783948484"/></text:h>
      <text:h text:style-name="P6" text:outline-level="2">3.1 Structuur packages</text:h>
      <text:h text:style-name="P6" text:outline-level="2">3.2 Structuur cod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44:22.266463509</meta:creation-date>
    <dc:date>2019-04-01T16:47:32.780712859</dc:date>
    <meta:editing-duration>PT3M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5" meta:paragraph-count="12" meta:word-count="31" meta:character-count="212" meta:non-whitespace-character-count="193"/>
  </office:meta>
</office:document-meta>
</file>